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Default_20_H_20_Style">Der Storch und die blinde Schleich</text:h>
      <text:h text:outline-level="0" text:style-name="Default_20_Style"/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D</text:h>
      <text:h text:outline-level="0" text:style-name="Default_20_Style">Ein Storch spazierte einst am Teiche</text:h>
      <text:h text:outline-level="0" text:style-name="Default_20_C_20_Style">$$$$$$$$$$$$$$$$$$$$$$$$$$$$$$$$$$$$$$$$$$$$$$$$$$$A7</text:h>
      <text:h text:outline-level="0" text:style-name="Default_20_Style">da fand er eine blinde Schleiche</text:h>
      <text:h text:outline-level="0" text:style-name="Default_20_C_20_Style">$$$$$$$$$$$$$$$$$$$$$$$$$$$$$$$$$$$$$$$$$$$$$$$$$$$$D$$$$$$$$$$$$$$$$$$$$$$$$$$G$$$$$$$$$D</text:h>
      <text:h text:outline-level="0" text:style-name="Default_20_Style">Er sprach "das ist ja wunderbar"</text:h>
      <text:h text:outline-level="0" text:style-name="Default_20_C_20_Style">$$$$$$$$$$$$$$$$$$$$$$$$$$$$$$$$$$$$$$$$$$$$$G$$$$D$$$$$$$$$$$A7$$$$$$$$$$$$$$$$$$$$$$$$D</text:h>
      <text:h text:outline-level="0" text:style-name="Default_20_Style">und fraß sie auf mit Haut und Haar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$D</text:h>
      <text:h text:outline-level="0" text:style-name="Default_20_Style">Die Schleiche lag in seinem Magen,</text:h>
      <text:h text:outline-level="0" text:style-name="Default_20_C_20_Style">$$$$$$$$$$$$$$$$$$$$$$$$$$$$$$$$$$$$$$$$$$$$$$$$$$$$$A7</text:h>
      <text:h text:outline-level="0" text:style-name="Default_20_Style">das konnten beide nicht ertragen.</text:h>
      <text:h text:outline-level="0" text:style-name="Default_20_C_20_Style">$$$$$$$$$$$$$$$$$$$$$$$$$$$$$$$$$$$$$$$$$$$$$D$$$$$$$$$$$$$$$$$$$$$$$$$$G$$$$$$$$$$$$$$$$$$$D</text:h>
      <text:h text:outline-level="0" text:style-name="Default_20_Style">Da sprach die blinde Schleich: "O Graus!"</text:h>
      <text:h text:outline-level="0" text:style-name="Default_20_C_20_Style">$$$$$$$$$$$$$$$$$$$$$$$$$$$$$$$$$$$$$$$$$$$$$$$$$G$$$$$D$$$$$$$$$$$A7$$$$$$$$$$D</text:h>
      <text:h text:outline-level="0" text:style-name="Default_20_Style">und ging zur Hintertür hinaus.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D</text:h>
      <text:h text:outline-level="0" text:style-name="Default_20_Style">Der Storch sah solches mit Verdrusse,</text:h>
      <text:h text:outline-level="0" text:style-name="Default_20_C_20_Style">$$$$$$$$$$$$$$$$$$$$$$$$$$$$$$$$$$$$$$$$$$$$$$$$$$$$A7</text:h>
      <text:h text:outline-level="0" text:style-name="Default_20_Style">dass ihm sowas passieren musste.</text:h>
      <text:h text:outline-level="0" text:style-name="Default_20_C_20_Style">$$$$$$$$$$$$$$$$$$$$$$$$$$$$$$$$$$$$$$$$$$$$$$$$$$$$$$$$$D$$$$$$$$$$$$$$$$$$$G$$$$$$$$$$D</text:h>
      <text:h text:outline-level="0" text:style-name="Default_20_Style">Drum frass er ohne lange Wahl</text:h>
      <text:h text:outline-level="0" text:style-name="Default_20_C_20_Style">$$$$$$$$$$$$$$$$$$$$$$$$$$$$$$$$$$$$$$$$$$G$$$$$D$$$$$$$$$$$$$$$A7$$$$$$$$$$$$$$$$$$$$$$$$$$D</text:h>
      <text:h text:outline-level="0" text:style-name="Default_20_Style">den Schleichenwurm zum zweitenmal.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$D</text:h>
      <text:h text:outline-level="0" text:style-name="Default_20_Style">Drauf stemmt er lächelnd mit Verstande</text:h>
      <text:h text:outline-level="0" text:style-name="Default_20_C_20_Style">$$$$$$$$$$$$$$$$$$$$$$$$$$$$$$$$$$$$$$$$$$$$$$$$$$$$$$$$$A7</text:h>
      <text:h text:outline-level="0" text:style-name="Default_20_Style">die Hintertüre an die Wande</text:h>
      <text:h text:outline-level="0" text:style-name="Default_20_C_20_Style">$$$$$$$$$$$$$$$$$$$$$$$$$$$$$$$$$$$$$$$$$$$$$$$D$$$$$$$$$$$$$$$$$G$$$$$$$$$$$$$$$$$$$$$$D</text:h>
      <text:h text:outline-level="0" text:style-name="Default_20_Style">und sprach nach innen zu dem Schleich:</text:h>
      <text:h text:outline-level="0" text:style-name="Default_20_C_20_Style">$$$$$$$$$$$$$$$$$$$$$$$$$$$$$$$$$$$$$$$$$$$$$G$$$D$$$$$$$A7$$$$$$$$$$$$$$$$$$$$$$$$$$$D</text:h>
      <text:h text:outline-level="0" text:style-name="Default_20_Style">"Na, bitte, wenn du kannst, entweich!"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D</text:h>
      <text:h text:outline-level="0" text:style-name="Default_20_Style">Da tät mit List die schlaue Schleichen</text:h>
      <text:h text:outline-level="0" text:style-name="Default_20_C_20_Style">$$$$$$$$$$$$$$$$$$$$$$$$$$$$$$$$$$$$$$$$$$$$$$$$$$$$$A7</text:h>
      <text:h text:outline-level="0" text:style-name="Default_20_Style">zur Vordertür hinaus entweichen;</text:h>
      <text:h text:outline-level="0" text:style-name="Default_20_C_20_Style">$$$$$$$$$$$$$$$$$$$$$$$$$$$$$$$$$$$$$$$$$$$$$$$$$$$D$$$$$$$$$$$$$$$$$$$$$$$$$$$$$$$$$G$$$$$$$$$D</text:h>
      <text:h text:outline-level="0" text:style-name="Default_20_Style">doch frass der Storch auch diesesmal</text:h>
      <text:h text:outline-level="0" text:style-name="Default_20_C_20_Style">$$$$$$$$$$$$$$$$$$$$$$$$$$$$$$$$$$$$$$$$$$$$$$$G$$$$$$D$$$$$$$$$A7$$$$$$$$$$$$$$$$$$$$$D</text:h>
      <text:h text:outline-level="0" text:style-name="Default_20_Style">voll Wut sie nun zum drittenmal.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$$$$$$D</text:h>
      <text:h text:outline-level="0" text:style-name="Default_20_Style">Dann bracht in sinniger Erfindung</text:h>
      <text:h text:outline-level="0" text:style-name="Default_20_C_20_Style">$$$$$$$$$$$$$$$$$$$$$$$$$$$$$$$$$$$$$$$$$$$$$$$$$$$$$$A7</text:h>
      <text:h text:outline-level="0" text:style-name="Default_20_Style">er beide Türen in Verbindung</text:h>
      <text:h text:outline-level="0" text:style-name="Default_20_C_20_Style">$$$$$$$$$$$$$$$$$$$$$$$$$$$$$$$$$$$$$$$$$$$$$$$$D$$$$$$$$$$$$$$$$$$$$$$$$$$$$$$$$$$$G$$$$$$$$$D</text:h>
      <text:h text:outline-level="0" text:style-name="Default_20_Style">und sprach zum Schleichenwurm hinein:</text:h>
      <text:h text:outline-level="0" text:style-name="Default_20_C_20_Style">$$$$$$$$$$$$$$$$$$$$$$$$$$$$$$$$$$$$$$$$$$$$$$G$$$D$$$$$$$$$$$$$A7$$$$$$$$$$$$$$$$$$$$$$$D</text:h>
      <text:h text:outline-level="0" text:style-name="Default_20_Style">"Nun richt dich für 'ne Rundreis ein!"</text:h>
      <text:h text:outline-level="0" text:style-name="Default_20_C_20_Style"/>
      <text:h text:outline-level="0" text:style-name="Default_20_Style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Default_20_H_20_Style" style:family="paragraph" style:display-name="Default H Style">
      <style:paragraph-properties fo:text-align="center"/>
      <style:text-properties fo:font-size="16pt" fo:font-weight="bold" style:font-name="Arial" fo:font-family="Arial"/>
    </style:style>
    <style:style style:name="Default_20_Style" style:family="paragraph" style:display-name="Default Style">
      <style:paragraph-properties fo:text-align="center"/>
      <style:text-properties fo:font-size="12pt" style:font-name="Arial" fo:font-family="Arial"/>
    </style:style>
    <style:style style:name="Default_20_C_20_Style" style:family="paragraph" style:display-name="Default C Style">
      <style:paragraph-properties fo:text-align="left"/>
      <style:text-properties fo:font-size="12pt" fo:font-weight="bold" style:font-name="Arial" fo:font-family="Ari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